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6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5.21mm"/>
    </style:style>
    <style:style style:name="co8" style:family="table-column">
      <style:table-column-properties fo:break-before="auto" style:column-width="9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7"/>
    <style:style style:name="ce3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shapes>
          <draw:frame draw:z-index="0" draw:style-name="gr1" draw:text-style-name="P1" svg:width="159.99mm" svg:height="89.99mm" svg:x="170.87mm" svg:y="9.04mm">
            <draw:object draw:notify-on-update-of-ranges="Feuille1.A1:Feuille1.A1 Feuille1.A2:Feuille1.A28 Feuille1.B1:Feuille1.B1 Feuille1.B2:Feuille1.B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0.61mm" svg:y="100.61mm">
            <draw:object draw:notify-on-update-of-ranges="Feuille1.A1:Feuille1.A1 Feuille1.A2:Feuille1.A13 Feuille1.D1:Feuille1.D1 Feuille1.D2:Feuille1.D13 Feuille1.E1:Feuille1.E1 Feuille1.E2:Feuille1.E13 Feuille1.F1:Feuille1.F1 Feuille1.F2:Feuille1.F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33.49mm" svg:y="9.24mm">
            <draw:object draw:notify-on-update-of-ranges="Feuille1.A1:Feuille1.A1 Feuille1.A2:Feuille1.A28 Feuille1.C1:Feuille1.C1 Feuille1.C2:Feuille1.C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(s)</text:p>
          </table:table-cell>
          <table:table-cell table:style-name="ce1" office:value-type="string" calcext:value-type="string">
            <text:p>x(cm)</text:p>
          </table:table-cell>
          <table:table-cell table:style-name="ce1" office:value-type="string" calcext:value-type="string">
            <text:p>v(m/s)</text:p>
          </table:table-cell>
          <table:table-cell table:style-name="ce1" office:value-type="string" calcext:value-type="string">
            <text:p>Ec(mJ)</text:p>
          </table:table-cell>
          <table:table-cell table:style-name="ce1" office:value-type="string" calcext:value-type="string">
            <text:p>Ep(mJ)</text:p>
          </table:table-cell>
          <table:table-cell table:style-name="ce1" office:value-type="string" calcext:value-type="string">
            <text:p>Em(mJ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,0</text:p>
          </table:table-cell>
          <table:table-cell office:value-type="float" office:value="11" calcext:value-type="float">
            <text:p>11,00</text:p>
          </table:table-cell>
          <table:table-cell office:value-type="float" office:value="0" calcext:value-type="float">
            <text:p>0,00</text:p>
          </table:table-cell>
          <table:table-cell table:formula="of:=1/2*[.$I$3]*[.C2]^2*1000" office:value-type="float" office:value="0" calcext:value-type="float">
            <text:p>0,00</text:p>
          </table:table-cell>
          <table:table-cell table:formula="of:=1/2*[.$I$2]*([.B2])^2" office:value-type="float" office:value="508.2" calcext:value-type="float">
            <text:p>508,20</text:p>
          </table:table-cell>
          <table:table-cell table:formula="of:=[.D2]+[.E2]" office:value-type="float" office:value="508.2" calcext:value-type="float">
            <text:p>508,20</text:p>
          </table:table-cell>
          <table:table-cell/>
          <table:table-cell office:value-type="string" calcext:value-type="string">
            <text:p>constante de raideur</text:p>
          </table:table-cell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.58" calcext:value-type="float">
            <text:p>10,58</text:p>
          </table:table-cell>
          <table:table-cell table:formula="of:=([.B4]-[.B2])/([.A4]-[.A2])/100" office:value-type="float" office:value="-0.083" calcext:value-type="float">
            <text:p>-0,08</text:p>
          </table:table-cell>
          <table:table-cell table:formula="of:=1/2*[.$I$3]*[.C3]^2*1000" office:value-type="float" office:value="3.754505" calcext:value-type="float">
            <text:p>3,75</text:p>
          </table:table-cell>
          <table:table-cell table:formula="of:=1/2*[.$I$2]*([.B3])^2" office:value-type="float" office:value="470.13288" calcext:value-type="float">
            <text:p>470,13</text:p>
          </table:table-cell>
          <table:table-cell table:formula="of:=[.D3]+[.E3]" office:value-type="float" office:value="473.887385" calcext:value-type="float">
            <text:p>473,89</text:p>
          </table:table-cell>
          <table:table-cell/>
          <table:table-cell office:value-type="string" calcext:value-type="string">
            <text:p>masse du mobile</text:p>
          </table:table-cell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9.34" calcext:value-type="float">
            <text:p>9,34</text:p>
          </table:table-cell>
          <table:table-cell table:formula="of:=([.B5]-[.B3])/([.A5]-[.A3])/100" office:value-type="float" office:value="-0.1595" calcext:value-type="float">
            <text:p>-0,16</text:p>
          </table:table-cell>
          <table:table-cell table:formula="of:=1/2*[.$I$3]*[.C4]^2*1000" office:value-type="float" office:value="13.86493625" calcext:value-type="float">
            <text:p>13,86</text:p>
          </table:table-cell>
          <table:table-cell table:formula="of:=1/2*[.$I$2]*([.B4])^2" office:value-type="float" office:value="366.38952" calcext:value-type="float">
            <text:p>366,39</text:p>
          </table:table-cell>
          <table:table-cell table:formula="of:=[.D4]+[.E4]" office:value-type="float" office:value="380.25445625" calcext:value-type="float">
            <text:p>380,25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7.39" calcext:value-type="float">
            <text:p>7,39</text:p>
          </table:table-cell>
          <table:table-cell table:formula="of:=([.B6]-[.B4])/([.A6]-[.A4])/100" office:value-type="float" office:value="-0.2235" calcext:value-type="float">
            <text:p>-0,22</text:p>
          </table:table-cell>
          <table:table-cell table:formula="of:=1/2*[.$I$3]*[.C5]^2*1000" office:value-type="float" office:value="27.22397625" calcext:value-type="float">
            <text:p>27,22</text:p>
          </table:table-cell>
          <table:table-cell table:formula="of:=1/2*[.$I$2]*([.B5])^2" office:value-type="float" office:value="229.37082" calcext:value-type="float">
            <text:p>229,37</text:p>
          </table:table-cell>
          <table:table-cell table:formula="of:=[.D5]+[.E5]" office:value-type="float" office:value="256.59479625" calcext:value-type="float">
            <text:p>256,59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87" calcext:value-type="float">
            <text:p>4,87</text:p>
          </table:table-cell>
          <table:table-cell table:formula="of:=([.B7]-[.B5])/([.A7]-[.A5])/100" office:value-type="float" office:value="-0.2705" calcext:value-type="float">
            <text:p>-0,27</text:p>
          </table:table-cell>
          <table:table-cell table:formula="of:=1/2*[.$I$3]*[.C6]^2*1000" office:value-type="float" office:value="39.87778625" calcext:value-type="float">
            <text:p>39,88</text:p>
          </table:table-cell>
          <table:table-cell table:formula="of:=1/2*[.$I$2]*([.B6])^2" office:value-type="float" office:value="99.61098" calcext:value-type="float">
            <text:p>99,61</text:p>
          </table:table-cell>
          <table:table-cell table:formula="of:=[.D6]+[.E6]" office:value-type="float" office:value="139.48876625" calcext:value-type="float">
            <text:p>139,49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.98" calcext:value-type="float">
            <text:p>1,98</text:p>
          </table:table-cell>
          <table:table-cell table:formula="of:=([.B8]-[.B6])/([.A8]-[.A6])/100" office:value-type="float" office:value="-0.297" calcext:value-type="float">
            <text:p>-0,30</text:p>
          </table:table-cell>
          <table:table-cell table:formula="of:=1/2*[.$I$3]*[.C7]^2*1000" office:value-type="float" office:value="48.073905" calcext:value-type="float">
            <text:p>48,07</text:p>
          </table:table-cell>
          <table:table-cell table:formula="of:=1/2*[.$I$2]*([.B7])^2" office:value-type="float" office:value="16.46568" calcext:value-type="float">
            <text:p>16,47</text:p>
          </table:table-cell>
          <table:table-cell table:formula="of:=[.D7]+[.E7]" office:value-type="float" office:value="64.539585" calcext:value-type="float">
            <text:p>64,54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-1.07" calcext:value-type="float">
            <text:p>-1,07</text:p>
          </table:table-cell>
          <table:table-cell table:formula="of:=([.B9]-[.B7])/([.A9]-[.A7])/100" office:value-type="float" office:value="-0.3005" calcext:value-type="float">
            <text:p>-0,30</text:p>
          </table:table-cell>
          <table:table-cell table:formula="of:=1/2*[.$I$3]*[.C8]^2*1000" office:value-type="float" office:value="49.21363625" calcext:value-type="float">
            <text:p>49,21</text:p>
          </table:table-cell>
          <table:table-cell table:formula="of:=1/2*[.$I$2]*([.B8])^2" office:value-type="float" office:value="4.80858" calcext:value-type="float">
            <text:p>4,81</text:p>
          </table:table-cell>
          <table:table-cell table:formula="of:=[.D8]+[.E8]" office:value-type="float" office:value="54.02221625" calcext:value-type="float">
            <text:p>54,02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-4.03" calcext:value-type="float">
            <text:p>-4,03</text:p>
          </table:table-cell>
          <table:table-cell table:formula="of:=([.B10]-[.B8])/([.A10]-[.A8])/100" office:value-type="float" office:value="-0.281" calcext:value-type="float">
            <text:p>-0,28</text:p>
          </table:table-cell>
          <table:table-cell table:formula="of:=1/2*[.$I$3]*[.C9]^2*1000" office:value-type="float" office:value="43.033745" calcext:value-type="float">
            <text:p>43,03</text:p>
          </table:table-cell>
          <table:table-cell table:formula="of:=1/2*[.$I$2]*([.B9])^2" office:value-type="float" office:value="68.21178" calcext:value-type="float">
            <text:p>68,21</text:p>
          </table:table-cell>
          <table:table-cell table:formula="of:=[.D9]+[.E9]" office:value-type="float" office:value="111.245525" calcext:value-type="float">
            <text:p>111,25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-6.69" calcext:value-type="float">
            <text:p>-6,69</text:p>
          </table:table-cell>
          <table:table-cell table:formula="of:=([.B11]-[.B9])/([.A11]-[.A9])/100" office:value-type="float" office:value="-0.24" calcext:value-type="float">
            <text:p>-0,24</text:p>
          </table:table-cell>
          <table:table-cell table:formula="of:=1/2*[.$I$3]*[.C10]^2*1000" office:value-type="float" office:value="31.392" calcext:value-type="float">
            <text:p>31,39</text:p>
          </table:table-cell>
          <table:table-cell table:formula="of:=1/2*[.$I$2]*([.B10])^2" office:value-type="float" office:value="187.97562" calcext:value-type="float">
            <text:p>187,98</text:p>
          </table:table-cell>
          <table:table-cell table:formula="of:=[.D10]+[.E10]" office:value-type="float" office:value="219.36762" calcext:value-type="float">
            <text:p>219,37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-8.83" calcext:value-type="float">
            <text:p>-8,83</text:p>
          </table:table-cell>
          <table:table-cell table:formula="of:=([.B12]-[.B10])/([.A12]-[.A10])/100" office:value-type="float" office:value="-0.18" calcext:value-type="float">
            <text:p>-0,18</text:p>
          </table:table-cell>
          <table:table-cell table:formula="of:=1/2*[.$I$3]*[.C11]^2*1000" office:value-type="float" office:value="17.658" calcext:value-type="float">
            <text:p>17,66</text:p>
          </table:table-cell>
          <table:table-cell table:formula="of:=1/2*[.$I$2]*([.B11])^2" office:value-type="float" office:value="327.46938" calcext:value-type="float">
            <text:p>327,47</text:p>
          </table:table-cell>
          <table:table-cell table:formula="of:=[.D11]+[.E11]" office:value-type="float" office:value="345.12738" calcext:value-type="float">
            <text:p>345,1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,0</text:p>
          </table:table-cell>
          <table:table-cell office:value-type="float" office:value="-10.29" calcext:value-type="float">
            <text:p>-10,29</text:p>
          </table:table-cell>
          <table:table-cell table:formula="of:=([.B13]-[.B11])/([.A13]-[.A11])/100" office:value-type="float" office:value="-0.1065" calcext:value-type="float">
            <text:p>-0,11</text:p>
          </table:table-cell>
          <table:table-cell table:formula="of:=1/2*[.$I$3]*[.C12]^2*1000" office:value-type="float" office:value="6.18152625" calcext:value-type="float">
            <text:p>6,18</text:p>
          </table:table-cell>
          <table:table-cell table:formula="of:=1/2*[.$I$2]*([.B12])^2" office:value-type="float" office:value="444.71322" calcext:value-type="float">
            <text:p>444,71</text:p>
          </table:table-cell>
          <table:table-cell table:formula="of:=[.D12]+[.E12]" office:value-type="float" office:value="450.89474625" calcext:value-type="float">
            <text:p>450,89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-10.96" calcext:value-type="float">
            <text:p>-10,96</text:p>
          </table:table-cell>
          <table:table-cell table:formula="of:=([.B14]-[.B12])/([.A14]-[.A12])/100" office:value-type="float" office:value="-0.025" calcext:value-type="float">
            <text:p>-0,02</text:p>
          </table:table-cell>
          <table:table-cell table:formula="of:=1/2*[.$I$3]*[.C13]^2*1000" office:value-type="float" office:value="0.340624999999999" calcext:value-type="float">
            <text:p>0,34</text:p>
          </table:table-cell>
          <table:table-cell table:formula="of:=1/2*[.$I$2]*([.B13])^2" office:value-type="float" office:value="504.51072" calcext:value-type="float">
            <text:p>504,51</text:p>
          </table:table-cell>
          <table:table-cell table:formula="of:=[.D13]+[.E13]" office:value-type="float" office:value="504.851345" calcext:value-type="float">
            <text:p>504,85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-10.79" calcext:value-type="float">
            <text:p>-10,79</text:p>
          </table:table-cell>
          <table:table-cell table:formula="of:=([.B15]-[.B13])/([.A15]-[.A13])/100" office:value-type="float" office:value="0.0585000000000001" calcext:value-type="float">
            <text:p>0,06</text:p>
          </table:table-cell>
          <table:table-cell table:formula="of:=1/2*[.$I$3]*[.C14]^2*1000" office:value-type="float" office:value="1.86512625000001" calcext:value-type="float">
            <text:p>1,87</text:p>
          </table:table-cell>
          <table:table-cell table:formula="of:=1/2*[.$I$2]*([.B14])^2" office:value-type="float" office:value="488.98122" calcext:value-type="float">
            <text:p>488,98</text:p>
          </table:table-cell>
          <table:table-cell table:formula="of:=[.D14]+[.E14]" office:value-type="float" office:value="490.84634625" calcext:value-type="float">
            <text:p>490,85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-9.79" calcext:value-type="float">
            <text:p>-9,79</text:p>
          </table:table-cell>
          <table:table-cell table:formula="of:=([.B16]-[.B14])/([.A16]-[.A14])/100" office:value-type="float" office:value="0.1375" calcext:value-type="float">
            <text:p>0,14</text:p>
          </table:table-cell>
          <table:table-cell table:formula="of:=1/2*[.$I$3]*[.C15]^2*1000" office:value-type="float" office:value="10.30390625" calcext:value-type="float">
            <text:p>10,30</text:p>
          </table:table-cell>
          <table:table-cell table:formula="of:=1/2*[.$I$2]*([.B15])^2" office:value-type="float" office:value="402.54522" calcext:value-type="float">
            <text:p>402,55</text:p>
          </table:table-cell>
          <table:table-cell table:formula="of:=[.D15]+[.E15]" office:value-type="float" office:value="412.84912625" calcext:value-type="float">
            <text:p>412,85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-8.04" calcext:value-type="float">
            <text:p>-8,04</text:p>
          </table:table-cell>
          <table:table-cell table:formula="of:=([.B17]-[.B15])/([.A17]-[.A15])/100" office:value-type="float" office:value="0.230666666666667" calcext:value-type="float">
            <text:p>0,23</text:p>
          </table:table-cell>
          <table:table-cell table:formula="of:=1/2*[.$I$3]*[.C16]^2*1000" office:value-type="float" office:value="28.9978755555555" calcext:value-type="float">
            <text:p>29,00</text:p>
          </table:table-cell>
          <table:table-cell table:formula="of:=1/2*[.$I$2]*([.B16])^2" office:value-type="float" office:value="271.49472" calcext:value-type="float">
            <text:p>271,49</text:p>
          </table:table-cell>
          <table:table-cell table:formula="of:=[.D16]+[.E16]" office:value-type="float" office:value="300.492595555555" calcext:value-type="float">
            <text:p>300,49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-2.87" calcext:value-type="float">
            <text:p>-2,87</text:p>
          </table:table-cell>
          <table:table-cell table:formula="of:=([.B18]-[.B16])/([.A18]-[.A16])/100" office:value-type="float" office:value="0.28025" calcext:value-type="float">
            <text:p>0,28</text:p>
          </table:table-cell>
          <table:table-cell table:formula="of:=1/2*[.$I$3]*[.C17]^2*1000" office:value-type="float" office:value="42.8043340625" calcext:value-type="float">
            <text:p>42,80</text:p>
          </table:table-cell>
          <table:table-cell table:formula="of:=1/2*[.$I$2]*([.B17])^2" office:value-type="float" office:value="34.59498" calcext:value-type="float">
            <text:p>34,59</text:p>
          </table:table-cell>
          <table:table-cell table:formula="of:=[.D17]+[.E17]" office:value-type="float" office:value="77.3993140625" calcext:value-type="float">
            <text:p>77,40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3.17" calcext:value-type="float">
            <text:p>3,17</text:p>
          </table:table-cell>
          <table:table-cell table:formula="of:=([.B19]-[.B17])/([.A19]-[.A17])/100" office:value-type="float" office:value="0.278" calcext:value-type="float">
            <text:p>0,28</text:p>
          </table:table-cell>
          <table:table-cell table:formula="of:=1/2*[.$I$3]*[.C18]^2*1000" office:value-type="float" office:value="42.11978" calcext:value-type="float">
            <text:p>42,12</text:p>
          </table:table-cell>
          <table:table-cell table:formula="of:=1/2*[.$I$2]*([.B18])^2" office:value-type="float" office:value="42.20538" calcext:value-type="float">
            <text:p>42,21</text:p>
          </table:table-cell>
          <table:table-cell table:formula="of:=[.D18]+[.E18]" office:value-type="float" office:value="84.32516" calcext:value-type="float">
            <text:p>84,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,0</text:p>
          </table:table-cell>
          <table:table-cell office:value-type="float" office:value="8.25" calcext:value-type="float">
            <text:p>8,25</text:p>
          </table:table-cell>
          <table:table-cell table:formula="of:=([.B20]-[.B18])/([.A20]-[.A18])/100" office:value-type="float" office:value="0.192" calcext:value-type="float">
            <text:p>0,19</text:p>
          </table:table-cell>
          <table:table-cell table:formula="of:=1/2*[.$I$3]*[.C19]^2*1000" office:value-type="float" office:value="20.09088" calcext:value-type="float">
            <text:p>20,09</text:p>
          </table:table-cell>
          <table:table-cell table:formula="of:=1/2*[.$I$2]*([.B19])^2" office:value-type="float" office:value="285.8625" calcext:value-type="float">
            <text:p>285,86</text:p>
          </table:table-cell>
          <table:table-cell table:formula="of:=[.D19]+[.E19]" office:value-type="float" office:value="305.95338" calcext:value-type="float">
            <text:p>305,95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10.85" calcext:value-type="float">
            <text:p>10,85</text:p>
          </table:table-cell>
          <table:table-cell table:formula="of:=([.B21]-[.B19])/([.A21]-[.A19])/100" office:value-type="float" office:value="0.04825" calcext:value-type="float">
            <text:p>0,05</text:p>
          </table:table-cell>
          <table:table-cell table:formula="of:=1/2*[.$I$3]*[.C20]^2*1000" office:value-type="float" office:value="1.2687940625" calcext:value-type="float">
            <text:p>1,27</text:p>
          </table:table-cell>
          <table:table-cell table:formula="of:=1/2*[.$I$2]*([.B20])^2" office:value-type="float" office:value="494.4345" calcext:value-type="float">
            <text:p>494,43</text:p>
          </table:table-cell>
          <table:table-cell table:formula="of:=[.D20]+[.E20]" office:value-type="float" office:value="495.7032940625" calcext:value-type="float">
            <text:p>495,70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10.18" calcext:value-type="float">
            <text:p>10,18</text:p>
          </table:table-cell>
          <table:table-cell table:formula="of:=([.B22]-[.B20])/([.A22]-[.A20])/100" office:value-type="float" office:value="-0.11025" calcext:value-type="float">
            <text:p>-0,11</text:p>
          </table:table-cell>
          <table:table-cell table:formula="of:=1/2*[.$I$3]*[.C21]^2*1000" office:value-type="float" office:value="6.62450906249999" calcext:value-type="float">
            <text:p>6,62</text:p>
          </table:table-cell>
          <table:table-cell table:formula="of:=1/2*[.$I$2]*([.B21])^2" office:value-type="float" office:value="435.25608" calcext:value-type="float">
            <text:p>435,26</text:p>
          </table:table-cell>
          <table:table-cell table:formula="of:=[.D21]+[.E21]" office:value-type="float" office:value="441.8805890625" calcext:value-type="float">
            <text:p>441,88</text:p>
          </table:table-cell>
          <table:table-cell table:number-columns-repeated="3"/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6.44" calcext:value-type="float">
            <text:p>6,44</text:p>
          </table:table-cell>
          <table:table-cell table:formula="of:=([.B23]-[.B21])/([.A23]-[.A21])/100" office:value-type="float" office:value="-0.2355" calcext:value-type="float">
            <text:p>-0,24</text:p>
          </table:table-cell>
          <table:table-cell table:formula="of:=1/2*[.$I$3]*[.C22]^2*1000" office:value-type="float" office:value="30.22583625" calcext:value-type="float">
            <text:p>30,23</text:p>
          </table:table-cell>
          <table:table-cell table:formula="of:=1/2*[.$I$2]*([.B22])^2" office:value-type="float" office:value="174.18912" calcext:value-type="float">
            <text:p>174,19</text:p>
          </table:table-cell>
          <table:table-cell table:formula="of:=[.D22]+[.E22]" office:value-type="float" office:value="204.41495625" calcext:value-type="float">
            <text:p>204,41</text:p>
          </table:table-cell>
          <table:table-cell table:number-columns-repeated="3"/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0.76" calcext:value-type="float">
            <text:p>0,76</text:p>
          </table:table-cell>
          <table:table-cell table:formula="of:=([.B24]-[.B22])/([.A24]-[.A22])/100" office:value-type="float" office:value="-0.2895" calcext:value-type="float">
            <text:p>-0,29</text:p>
          </table:table-cell>
          <table:table-cell table:formula="of:=1/2*[.$I$3]*[.C23]^2*1000" office:value-type="float" office:value="45.6765862500001" calcext:value-type="float">
            <text:p>45,68</text:p>
          </table:table-cell>
          <table:table-cell table:formula="of:=1/2*[.$I$2]*([.B23])^2" office:value-type="float" office:value="2.42592" calcext:value-type="float">
            <text:p>2,43</text:p>
          </table:table-cell>
          <table:table-cell table:formula="of:=[.D23]+[.E23]" office:value-type="float" office:value="48.1025062500001" calcext:value-type="float">
            <text:p>48,1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,0</text:p>
          </table:table-cell>
          <table:table-cell office:value-type="float" office:value="-5.14" calcext:value-type="float">
            <text:p>-5,14</text:p>
          </table:table-cell>
          <table:table-cell table:formula="of:=([.B25]-[.B23])/([.A25]-[.A23])/100" office:value-type="float" office:value="-0.2565" calcext:value-type="float">
            <text:p>-0,26</text:p>
          </table:table-cell>
          <table:table-cell table:formula="of:=1/2*[.$I$3]*[.C24]^2*1000" office:value-type="float" office:value="35.85677625" calcext:value-type="float">
            <text:p>35,86</text:p>
          </table:table-cell>
          <table:table-cell table:formula="of:=1/2*[.$I$2]*([.B24])^2" office:value-type="float" office:value="110.96232" calcext:value-type="float">
            <text:p>110,96</text:p>
          </table:table-cell>
          <table:table-cell table:formula="of:=[.D24]+[.E24]" office:value-type="float" office:value="146.81909625" calcext:value-type="float">
            <text:p>146,82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-9.5" calcext:value-type="float">
            <text:p>-9,50</text:p>
          </table:table-cell>
          <table:table-cell table:formula="of:=([.B26]-[.B24])/([.A26]-[.A24])/100" office:value-type="float" office:value="-0.1465" calcext:value-type="float">
            <text:p>-0,15</text:p>
          </table:table-cell>
          <table:table-cell table:formula="of:=1/2*[.$I$3]*[.C25]^2*1000" office:value-type="float" office:value="11.69692625" calcext:value-type="float">
            <text:p>11,70</text:p>
          </table:table-cell>
          <table:table-cell table:formula="of:=1/2*[.$I$2]*([.B25])^2" office:value-type="float" office:value="379.05" calcext:value-type="float">
            <text:p>379,05</text:p>
          </table:table-cell>
          <table:table-cell table:formula="of:=[.D25]+[.E25]" office:value-type="float" office:value="390.74692625" calcext:value-type="float">
            <text:p>390,75</text:p>
          </table:table-cell>
          <table:table-cell table:number-columns-repeated="3"/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-11" calcext:value-type="float">
            <text:p>-11,00</text:p>
          </table:table-cell>
          <table:table-cell table:formula="of:=([.B27]-[.B25])/([.A27]-[.A25])/100" office:value-type="float" office:value="0.008" calcext:value-type="float">
            <text:p>0,01</text:p>
          </table:table-cell>
          <table:table-cell table:formula="of:=1/2*[.$I$3]*[.C26]^2*1000" office:value-type="float" office:value="0.03488" calcext:value-type="float">
            <text:p>0,03</text:p>
          </table:table-cell>
          <table:table-cell table:formula="of:=1/2*[.$I$2]*([.B26])^2" office:value-type="float" office:value="508.2" calcext:value-type="float">
            <text:p>508,20</text:p>
          </table:table-cell>
          <table:table-cell table:formula="of:=[.D26]+[.E26]" office:value-type="float" office:value="508.23488" calcext:value-type="float">
            <text:p>508,23</text:p>
          </table:table-cell>
          <table:table-cell table:number-columns-repeated="3"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-9.18" calcext:value-type="float">
            <text:p>-9,18</text:p>
          </table:table-cell>
          <table:table-cell table:formula="of:=([.B28]-[.B26])/([.A28]-[.A26])/100" office:value-type="float" office:value="0.16025" calcext:value-type="float">
            <text:p>0,16</text:p>
          </table:table-cell>
          <table:table-cell table:formula="of:=1/2*[.$I$3]*[.C27]^2*1000" office:value-type="float" office:value="13.9956340625" calcext:value-type="float">
            <text:p>14,00</text:p>
          </table:table-cell>
          <table:table-cell table:formula="of:=1/2*[.$I$2]*([.B27])^2" office:value-type="float" office:value="353.94408" calcext:value-type="float">
            <text:p>353,94</text:p>
          </table:table-cell>
          <table:table-cell table:formula="of:=[.D27]+[.E27]" office:value-type="float" office:value="367.9397140625" calcext:value-type="float">
            <text:p>367,94</text:p>
          </table:table-cell>
          <table:table-cell table:number-columns-repeated="3"/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-4.59" calcext:value-type="float">
            <text:p>-4,59</text:p>
          </table:table-cell>
          <table:table-cell table:formula="of:=([.B29]-[.B27])/([.A29]-[.A27])/100" office:value-type="float" office:value="-0.0255" calcext:value-type="float">
            <text:p>-0,03</text:p>
          </table:table-cell>
          <table:table-cell table:formula="of:=1/2*[.$I$3]*[.C28]^2*1000" office:value-type="float" office:value="0.35438625" calcext:value-type="float">
            <text:p>0,35</text:p>
          </table:table-cell>
          <table:table-cell table:formula="of:=1/2*[.$I$2]*([.B28])^2" office:value-type="float" office:value="88.48602" calcext:value-type="float">
            <text:p>88,49</text:p>
          </table:table-cell>
          <table:table-cell table:formula="of:=[.D28]+[.E28]" office:value-type="float" office:value="88.84040625" calcext:value-type="float">
            <text:p>88,8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31T14:20:51.400000000</meta:creation-date>
    <dc:date>2023-01-31T14:59:18.497000000</dc:date>
    <meta:editing-duration>PT6M2S</meta:editing-duration>
    <meta:editing-cycles>2</meta:editing-cycles>
    <meta:generator>LibreOffice/6.2.4.2$Windows_X86_64 LibreOffice_project/2412653d852ce75f65fbfa83fb7e7b669a126d64</meta:generator>
    <meta:document-statistic meta:table-count="1" meta:cell-count="17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7">
      <number:number number:decimal-places="1" loext:min-decimal-places="1" number:min-integer-digits="1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83cm" svg:y="4.201cm" style:legend-expansion="high" chart:style-name="ch2"/>
        <chart:plot-area chart:style-name="ch3" table:cell-range-address="Feuille1.A1:Feuille1.B28" chart:data-source-has-labels="both" svg:x="0.32cm" svg:y="0.18cm" svg:width="13.143cm" svg:height="8.64cm">
          <chartooo:coordinate-region svg:x="1.524cm" svg:y="0.379cm" svg:width="11.699cm" svg:height="8.242cm"/>
          <chart:axis chart:dimension="x" chart:name="primary-x" chart:style-name="ch4" chartooo:axis-type="auto">
            <chart:categories table:cell-range-address="Feuille1.A2:Feuille1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28" chart:label-cell-address="Feuille1.B1:Feuille1.B1" chart:class="chart:scatter">
            <chart:domain table:cell-range-address="Feuille1.A2:Feuille1.A28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(cm)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A2:Feuille1.A28</svg:desc>
                </draw:g>
              </table:table-cell>
              <table:table-cell office:value-type="float" office:value="11">
                <text:p>11</text:p>
                <draw:g>
                  <svg:desc>Feuille1.B2:Feuille1.B28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9.34">
                <text:p>9.3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-4.03">
                <text:p>-4.0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-6.69">
                <text:p>-6.6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-8.83">
                <text:p>-8.8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0.29">
                <text:p>-10.2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-10.96">
                <text:p>-10.9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-10.79">
                <text:p>-10.79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-9.79">
                <text:p>-9.7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-8.04">
                <text:p>-8.04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-2.87">
                <text:p>-2.87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5.14">
                <text:p>-5.14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-9.18">
                <text:p>-9.18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-4.59">
                <text:p>-4.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7">
      <number:number number:decimal-places="1" loext:min-decimal-places="1" number:min-integer-digits="1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3.703cm" style:legend-expansion="high" chart:style-name="ch2"/>
        <chart:plot-area chart:style-name="ch3" table:cell-range-address="Feuille1.A1:Feuille1.A13 Feuille1.D1:Feuille1.F13" chart:data-source-has-labels="both" svg:x="0.32cm" svg:y="0.18cm" svg:width="12.799cm" svg:height="8.64cm">
          <chartooo:coordinate-region svg:x="1.603cm" svg:y="0.379cm" svg:width="11.276cm" svg:height="7.794cm"/>
          <chart:axis chart:dimension="x" chart:name="primary-x" chart:style-name="ch4" chartooo:axis-type="auto">
            <chart:categories table:cell-range-address="Feuille1.A2:Feuille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D2:Feuille1.D13" chart:label-cell-address="Feuille1.D1:Feuille1.D1" chart:class="chart:scatter">
            <chart:domain table:cell-range-address="Feuille1.A2:Feuille1.A13"/>
            <chart:data-point chart:repeated="12"/>
          </chart:series>
          <chart:series chart:style-name="ch8" chart:values-cell-range-address="Feuille1.E2:Feuille1.E13" chart:label-cell-address="Feuille1.E1:Feuille1.E1" chart:class="chart:scatter">
            <chart:data-point chart:repeated="12"/>
          </chart:series>
          <chart:series chart:style-name="ch9" chart:values-cell-range-address="Feuille1.F2:Feuille1.F13" chart:label-cell-address="Feuille1.F1:Feuille1.F1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(mJ)</text:p>
                <draw:g>
                  <svg:desc>Feuille1.D1:Feuille1.D1</svg:desc>
                </draw:g>
              </table:table-cell>
              <table:table-cell office:value-type="string">
                <text:p>Ep(mJ)</text:p>
                <draw:g>
                  <svg:desc>Feuille1.E1:Feuille1.E1</svg:desc>
                </draw:g>
              </table:table-cell>
              <table:table-cell office:value-type="string">
                <text:p>Em(mJ)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A2:Feuille1.A13</svg:desc>
                </draw:g>
              </table:table-cell>
              <table:table-cell office:value-type="float" office:value="0">
                <text:p>0</text:p>
                <draw:g>
                  <svg:desc>Feuille1.D2:Feuille1.D13</svg:desc>
                </draw:g>
              </table:table-cell>
              <table:table-cell office:value-type="float" office:value="508.2">
                <text:p>508.2</text:p>
                <draw:g>
                  <svg:desc>Feuille1.E2:Feuille1.E13</svg:desc>
                </draw:g>
              </table:table-cell>
              <table:table-cell office:value-type="float" office:value="508.2">
                <text:p>508.2</text:p>
                <draw:g>
                  <svg:desc>Feuille1.F2:Feuille1.F13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3.754505">
                <text:p>3.754505</text:p>
              </table:table-cell>
              <table:table-cell office:value-type="float" office:value="470.13288">
                <text:p>470.13288</text:p>
              </table:table-cell>
              <table:table-cell office:value-type="float" office:value="473.887385">
                <text:p>473.88738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3.86493625">
                <text:p>13.86493625</text:p>
              </table:table-cell>
              <table:table-cell office:value-type="float" office:value="366.38952">
                <text:p>366.38952</text:p>
              </table:table-cell>
              <table:table-cell office:value-type="float" office:value="380.25445625">
                <text:p>380.2544562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7.22397625">
                <text:p>27.22397625</text:p>
              </table:table-cell>
              <table:table-cell office:value-type="float" office:value="229.37082">
                <text:p>229.37082</text:p>
              </table:table-cell>
              <table:table-cell office:value-type="float" office:value="256.59479625">
                <text:p>256.5947962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39.87778625">
                <text:p>39.87778625</text:p>
              </table:table-cell>
              <table:table-cell office:value-type="float" office:value="99.61098">
                <text:p>99.61098</text:p>
              </table:table-cell>
              <table:table-cell office:value-type="float" office:value="139.48876625">
                <text:p>139.4887662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48.073905">
                <text:p>48.073905</text:p>
              </table:table-cell>
              <table:table-cell office:value-type="float" office:value="16.46568">
                <text:p>16.46568</text:p>
              </table:table-cell>
              <table:table-cell office:value-type="float" office:value="64.539585">
                <text:p>64.53958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9.21363625">
                <text:p>49.21363625</text:p>
              </table:table-cell>
              <table:table-cell office:value-type="float" office:value="4.80858">
                <text:p>4.80858</text:p>
              </table:table-cell>
              <table:table-cell office:value-type="float" office:value="54.02221625">
                <text:p>54.0222162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43.033745">
                <text:p>43.033745</text:p>
              </table:table-cell>
              <table:table-cell office:value-type="float" office:value="68.21178">
                <text:p>68.21178</text:p>
              </table:table-cell>
              <table:table-cell office:value-type="float" office:value="111.245525">
                <text:p>111.24552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31.392">
                <text:p>31.392</text:p>
              </table:table-cell>
              <table:table-cell office:value-type="float" office:value="187.97562">
                <text:p>187.97562</text:p>
              </table:table-cell>
              <table:table-cell office:value-type="float" office:value="219.36762">
                <text:p>219.3676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7.658">
                <text:p>17.658</text:p>
              </table:table-cell>
              <table:table-cell office:value-type="float" office:value="327.46938">
                <text:p>327.46938</text:p>
              </table:table-cell>
              <table:table-cell office:value-type="float" office:value="345.12738">
                <text:p>345.1273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.18152625">
                <text:p>6.18152625</text:p>
              </table:table-cell>
              <table:table-cell office:value-type="float" office:value="444.71322">
                <text:p>444.71322</text:p>
              </table:table-cell>
              <table:table-cell office:value-type="float" office:value="450.89474625">
                <text:p>450.8947462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340624999999999">
                <text:p>0.340624999999999</text:p>
              </table:table-cell>
              <table:table-cell office:value-type="float" office:value="504.51072">
                <text:p>504.51072</text:p>
              </table:table-cell>
              <table:table-cell office:value-type="float" office:value="504.851345">
                <text:p>504.8513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7">
      <number:number number:decimal-places="1" loext:min-decimal-places="1" number:min-integer-digits="1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77cm" svg:y="4.201cm" style:legend-expansion="high" chart:style-name="ch2"/>
        <chart:plot-area chart:style-name="ch3" table:cell-range-address="Feuille1.A1:Feuille1.A28 Feuille1.C1:Feuille1.C28" chart:data-source-has-labels="both" svg:x="0.32cm" svg:y="0.18cm" svg:width="13.037cm" svg:height="8.64cm">
          <chartooo:coordinate-region svg:x="1.338cm" svg:y="0.379cm" svg:width="11.779cm" svg:height="8.242cm"/>
          <chart:axis chart:dimension="x" chart:name="primary-x" chart:style-name="ch4" chartooo:axis-type="auto">
            <chart:categories table:cell-range-address="Feuille1.A2:Feuille1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2:Feuille1.C28" chart:label-cell-address="Feuille1.C1:Feuille1.C1" chart:class="chart:scatter">
            <chart:domain table:cell-range-address="Feuille1.A2:Feuille1.A28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(m/s)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A2:Feuille1.A28</svg:desc>
                </draw:g>
              </table:table-cell>
              <table:table-cell office:value-type="float" office:value="0">
                <text:p>0</text:p>
                <draw:g>
                  <svg:desc>Feuille1.C2:Feuille1.C28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-0.083">
                <text:p>-0.08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-0.1595">
                <text:p>-0.159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-0.2235">
                <text:p>-0.223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-0.2705">
                <text:p>-0.270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-0.297">
                <text:p>-0.29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-0.3005">
                <text:p>-0.300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-0.281">
                <text:p>-0.28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1065">
                <text:p>-0.106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0585000000000001">
                <text:p>0.0585000000000001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1375">
                <text:p>0.137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230666666666667">
                <text:p>0.230666666666667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28025">
                <text:p>0.2802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04825">
                <text:p>0.0482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-0.11025">
                <text:p>-0.1102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-0.2355">
                <text:p>-0.235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-0.2895">
                <text:p>-0.289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2565">
                <text:p>-0.256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-0.1465">
                <text:p>-0.146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16025">
                <text:p>0.16025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-0.0255">
                <text:p>-0.02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